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/>
    <style:font-face style:name="monospace" svg:font-family="monospace"/>
    <style:font-face style:name="var bs-font-monospace" svg:font-family="'var bs-font-monospace'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747579" loext:opacity="100%" fo:letter-spacing="normal"/>
    </style:style>
    <style:style style:name="P6" style:family="paragraph" style:parent-style-name="Preformatted_20_Text">
      <style:text-properties fo:font-variant="normal" fo:text-transform="none" fo:color="#747579" loext:opacity="100%" style:font-name="Times New Roman" fo:font-size="12pt" fo:letter-spacing="normal" fo:font-style="normal" style:text-underline-style="none" fo:font-weight="normal" officeooo:rsid="000b6be7" officeooo:paragraph-rsid="000b6be7" style:font-size-asian="12pt" style:font-weight-asian="normal" style:font-size-complex="12pt" style:font-weight-complex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-left="0.049cm" fo:padding-right="0cm" fo:padding-top="0.049cm" fo:padding-bottom="0.049cm" fo:border-left="0.06pt solid #888888" fo:border-right="none" fo:border-top="0.06pt solid #888888" fo:border-bottom="0.06pt solid #888888"/>
      <style:text-properties fo:font-variant="normal" fo:text-transform="none" fo:color="#000088" loext:opacity="100%" style:font-name="var bs-font-monospace" fo:font-size="9pt" fo:letter-spacing="normal" fo:font-style="normal" fo:font-weight="normal"/>
    </style:style>
    <style:style style:name="P8" style:family="paragraph" style:parent-style-name="Preformatted_20_Text">
      <style:text-properties fo:color="#747579" loext:opacity="100%" style:font-name="Times New Roman" fo:font-size="12pt" style:text-underline-style="none" fo:font-weight="normal" officeooo:rsid="000b6be7" officeooo:paragraph-rsid="000b6b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loext:opacity="100%" style:font-name="Times New Roman" fo:font-size="12pt" style:text-underline-style="none" fo:font-weight="normal" officeooo:paragraph-rsid="0009e4a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Times New Roman" fo:font-size="12pt" style:text-underline-style="none" fo:font-weight="normal" officeooo:paragraph-rsid="000b6be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Times New Roman" fo:font-size="12pt" style:text-underline-style="none" fo:font-weight="normal" officeooo:rsid="000b6be7" officeooo:paragraph-rsid="000b6be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Times New Roman" fo:font-size="12pt" fo:font-weight="normal" style:font-size-asian="12pt" style:font-size-complex="12pt"/>
    </style:style>
    <style:style style:name="P15" style:family="paragraph" style:parent-style-name="Standard">
      <style:text-properties fo:color="#000000" loext:opacity="100%" style:font-name="Times New Roman" fo:font-size="12pt" fo:font-weight="normal" officeooo:paragraph-rsid="000b6be7" style:font-size-asian="12pt" style:font-size-complex="12pt"/>
    </style:style>
    <style:style style:name="P16" style:family="paragraph" style:parent-style-name="Standard">
      <style:text-properties fo:color="#000000" loext:opacity="100%" style:font-name="Times New Roman" fo:font-size="12pt" style:text-underline-style="none" fo:font-weight="normal" officeooo:rsid="000b6be7" officeooo:paragraph-rsid="000b6be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font-name="monospace" fo:letter-spacing="normal" fo:font-style="normal"/>
    </style:style>
    <style:style style:name="T2" style:family="text">
      <style:text-properties fo:font-variant="normal" fo:text-transform="none" style:font-name="monospace" fo:letter-spacing="normal" fo:font-style="normal" officeooo:rsid="0009ab66"/>
    </style:style>
    <style:style style:name="T3" style:family="text">
      <style:text-properties fo:font-variant="normal" fo:text-transform="none" style:font-name="monospace" fo:letter-spacing="normal" fo:font-style="normal" style:font-size-asian="12pt"/>
    </style:style>
    <style:style style:name="T4" style:family="text">
      <style:text-properties fo:font-variant="normal" fo:text-transform="none" style:font-name="monospace" fo:letter-spacing="normal" fo:font-style="normal" officeooo:rsid="0009ab66" style:font-size-asian="12pt"/>
    </style:style>
    <style:style style:name="T5" style:family="text">
      <style:text-properties fo:font-variant="normal" fo:text-transform="none" style:font-name="monospace" fo:letter-spacing="normal" fo:font-style="normal" officeooo:rsid="0009adfa" style:font-size-asian="12pt"/>
    </style:style>
    <style:style style:name="T6" style:family="text">
      <style:text-properties fo:font-variant="normal" fo:text-transform="none" fo:color="#333333" loext:opacity="100%" style:font-name="Monaco" fo:font-size="8.39999961853027pt" fo:letter-spacing="normal" fo:font-style="normal"/>
    </style:style>
    <style:style style:name="T7" style:family="text">
      <style:text-properties fo:font-variant="normal" fo:text-transform="none" fo:color="#333333" loext:opacity="100%" style:font-name="Monaco" fo:font-size="8.39999961853027pt" fo:letter-spacing="normal" fo:font-style="normal" officeooo:rsid="000b6be7"/>
    </style:style>
    <style:style style:name="T8" style:family="text">
      <style:text-properties fo:font-variant="normal" fo:text-transform="none" fo:color="#333333" loext:opacity="100%" fo:font-size="8.39999961853027pt" fo:letter-spacing="normal" fo:font-style="normal"/>
    </style:style>
    <style:style style:name="T9" style:family="text">
      <style:text-properties fo:font-variant="normal" fo:text-transform="none" fo:color="#333333" loext:opacity="100%" fo:font-size="8.39999961853027pt" fo:letter-spacing="normal" fo:font-style="normal" officeooo:rsid="000b6be7"/>
    </style:style>
    <style:style style:name="T10" style:family="text">
      <style:text-properties fo:font-variant="normal" fo:text-transform="none" fo:color="#333333" loext:opacity="100%" fo:letter-spacing="normal" fo:font-style="normal"/>
    </style:style>
    <style:style style:name="T11" style:family="text">
      <style:text-properties fo:font-variant="normal" fo:text-transform="none" fo:color="#333333" loext:opacity="100%" fo:letter-spacing="normal" fo:font-style="normal" officeooo:rsid="000b6be7"/>
    </style:style>
    <style:style style:name="T12" style:family="text">
      <style:text-properties fo:font-variant="normal" fo:text-transform="none" fo:color="#666600" loext:opacity="100%" fo:letter-spacing="normal" fo:font-style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var bs-font-monospace" fo:font-size="9pt" fo:font-style="normal" fo:font-weight="normal"/>
    </style:style>
    <style:style style:name="T15" style:family="text">
      <style:text-properties style:text-underline-style="none" style:font-size-asian="10.5pt" style:font-weight-asian="normal" style:font-size-complex="12pt" style:font-weight-complex="normal"/>
    </style:style>
    <style:style style:name="T16" style:family="text">
      <style:text-properties style:text-underline-style="none" style:font-weight-asian="normal" style:font-weight-complex="normal"/>
    </style:style>
    <style:style style:name="T17" style:family="text">
      <style:text-properties officeooo:rsid="0009e4a8"/>
    </style:style>
    <style:style style:name="T18" style:family="text">
      <style:text-properties officeooo:rsid="000b6be7"/>
    </style:style>
    <style:style style:name="T19" style:family="text">
      <style:text-properties fo:color="#000088" loext:opacity="100%"/>
    </style:style>
    <style:style style:name="T20" style:family="text">
      <style:text-properties fo:color="#666600" loext:opacity="100%"/>
    </style:style>
    <style:style style:name="T21" style:family="text">
      <style:text-properties fo:color="#666600" loext:opacity="100%" style:font-name="var bs-font-monospace" fo:font-size="9pt" fo:font-style="normal" fo:font-weight="normal"/>
    </style:style>
    <style:style style:name="T22" style:family="text">
      <style:text-properties fo:color="#006666" loext:opacity="100%"/>
    </style:style>
    <style:style style:name="T23" style:family="text">
      <style:text-properties style:font-name="var bs-font-monospace" fo:font-size="9pt" fo:font-style="normal" fo:font-weight="normal"/>
    </style:style>
    <style:style style:name="T24" style:family="text">
      <style:text-properties fo:color="#008800" loext:opacity="100%" style:font-name="var bs-font-monospace" fo:font-size="9pt" fo:font-style="normal" fo:font-weight="normal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0b6be7"/>
    </style:style>
    <style:style style:name="T27" style:family="text">
      <style:text-properties style:font-name="Times New Roman" style:font-size-asian="12pt"/>
    </style:style>
    <style:style style:name="T28" style:family="text">
      <style:text-properties style:font-name="Times New Roman" officeooo:rsid="000b6be7" style:font-size-asian="12pt"/>
    </style:style>
    <style:style style:name="T29" style:family="text">
      <style:text-properties officeooo:rsid="000c98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x Programming </text:p>
      <text:p text:style-name="P2">Week 7</text:p>
      <text:p text:style-name="P2"/>
      <text:p text:style-name="P1">Chap 33 Exercise :</text:p>
      <text:p text:style-name="Standard"/>
      <text:p text:style-name="P14"><text:span text:style-name="T16">5) </text:span><text:span text:style-name="T1">#!/bin/bash</text:span></text:p>
      <text:p text:style-name="P14"><text:span text:style-name="T16"><text:tab/></text:span><text:span text:style-name="T1">chmod +</text:span><text:span text:style-name="T2">rw</text:span><text:span text:style-name="T1">x ~/</text:span><text:span text:style-name="T2">private</text:span><text:span text:style-name="T1">.sh</text:span></text:p>
      <text:p text:style-name="P13"/>
      <text:p text:style-name="P13"/>
      <text:p text:style-name="P10">6)<text:span text:style-name="T3">#!/bin/bash</text:span></text:p>
      <text:p text:style-name="P10"><text:span text:style-name="T3"><text:tab/>chmod +</text:span><text:span text:style-name="T4">r</text:span><text:span text:style-name="T3">x ~/</text:span><text:span text:style-name="T5">public</text:span><text:span text:style-name="T3">.sh</text:span></text:p>
      <text:p text:style-name="P3"/>
      <text:p text:style-name="P3">7) <text:span text:style-name="T29">Not sure about this one, i didn’t really understood what command should i write</text:span></text:p>
      <text:p text:style-name="P3"/>
      <text:p text:style-name="P11">10)<text:span text:style-name="T27"> </text:span><text:span text:style-name="T28">echo How many do i repeat the sentance ?</text:span></text:p>
      <text:p text:style-name="P15"><text:span text:style-name="T16"><text:tab/></text:span><text:span text:style-name="T10">read </text:span><text:span text:style-name="T11">number</text:span></text:p>
      <text:p text:style-name="P15"><text:span text:style-name="T11"><text:tab/>a = 0</text:span></text:p>
      <text:p text:style-name="P6"><text:span text:style-name="T19">while</text:span><text:span text:style-name="T13"> </text:span><text:span text:style-name="T20">[</text:span><text:span text:style-name="T13"> $a </text:span><text:span text:style-name="T20">-</text:span><text:span text:style-name="T13">lt </text:span><text:span text:style-name="T22">number</text:span><text:span text:style-name="T13"> </text:span><text:span text:style-name="T20">]</text:span></text:p>
      <text:p text:style-name="P6"><text:span text:style-name="T20">do</text:span></text:p>
      <text:p text:style-name="P6"><text:span text:style-name="T20"><text:tab/>echo « Assignment Week 7 »</text:span></text:p>
      <text:p text:style-name="P6"><text:span text:style-name="T20"><text:tab/>a=’expr + 1’</text:span></text:p>
      <text:p text:style-name="P8"><text:span text:style-name="T12">done</text:span></text:p>
      <text:p text:style-name="P16"/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/>
    <style:font-face style:name="monospace" svg:font-family="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21:37:57.825000000</meta:creation-date>
    <dc:date>2022-10-30T22:28:01.548000000</dc:date>
    <meta:editing-duration>PT2H4S</meta:editing-duration>
    <meta:editing-cycles>1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6" meta:word-count="64" meta:character-count="327" meta:non-whitespace-character-count="272"/>
  </office:meta>
</office:document-meta>
</file>